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CA000001E89D1BE147C80DC955.png" manifest:media-type="image/png"/>
  <manifest:file-entry manifest:full-path="Pictures/1000000000000020000000204B249CA79A42C6D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cm" fo:min-width="3.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>
      <style:graphic-properties style:protect="size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subtitle">
      <style:graphic-properties draw:fill-color="#ffffff" fo:min-height="0.8cm"/>
    </style:style>
    <style:style style:name="pr2" style:family="presentation" style:parent-style-name="DNA-subtitle">
      <style:graphic-properties draw:fill-color="#ffffff" fo:min-height="0.967cm"/>
    </style:style>
    <style:style style:name="pr3" style:family="presentation" style:parent-style-name="DNA-subtitle">
      <style:graphic-properties draw:fill-color="#ffffff" fo:min-height="0.603cm"/>
    </style:style>
    <style:style style:name="pr4" style:family="presentation" style:parent-style-name="DNA-subtitle">
      <style:graphic-properties draw:fill-color="#ffffff" fo:min-height="0.582cm"/>
    </style:style>
    <style:style style:name="pr5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5pt" style:font-size-asian="24pt" style:font-size-complex="24pt"/>
    </style:style>
    <style:style style:name="P4" style:family="paragraph">
      <loext:graphic-properties draw:fill-color="#ffffff"/>
      <style:text-properties fo:color="#0066b3" fo:font-size="15pt" style:font-size-asian="24pt" style:font-size-complex="2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  <style:text-properties fo:color="#000000" fo:font-size="15pt" style:font-size-asian="24pt" style:font-size-complex="24pt"/>
    </style:style>
    <style:style style:name="P7" style:family="paragraph">
      <loext:graphic-properties draw:fill-color="#ffffff"/>
    </style:style>
    <style:style style:name="T1" style:family="text">
      <style:text-properties fo:font-size="15pt" style:font-size-asian="24pt" style:font-size-complex="24pt"/>
    </style:style>
    <style:style style:name="T2" style:family="text">
      <style:text-properties fo:color="#0066b3" fo:font-size="15pt" style:font-size-asian="24pt" style:font-size-complex="24pt"/>
    </style:style>
    <style:style style:name="T3" style:family="text">
      <style:text-properties fo:color="#000000" fo:font-size="15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1" draw:layer="layout" svg:width="4.2cm" svg:height="1.05cm" svg:x="4.2cm" svg:y="2.4cm">
          <text:p text:style-name="P1"><text:span text:style-name="T1">ti</text:span><text:span text:style-name="T1">m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3cm" svg:y1="1cm" svg:x2="6.3cm" svg:y2="2.4cm">
          <text:p/>
        </draw:line>
        <draw:line draw:style-name="gr3" draw:text-style-name="P2" draw:layer="layout" svg:x1="6.1cm" svg:y1="1.4cm" svg:x2="6.5cm" svg:y2="1.4cm">
          <text:p/>
        </draw:line>
        <draw:frame presentation:style-name="pr1" draw:text-style-name="P3" draw:layer="layout" svg:width="1cm" svg:height="0.8cm" svg:x="6.4cm" svg:y="3.5cm">
          <draw:text-box>
            <text:p><text:span text:style-name="T1">8</text:span></text:p>
          </draw:text-box>
        </draw:frame>
        <draw:frame presentation:style-name="pr1" draw:text-style-name="P3" draw:layer="layout" svg:width="1cm" svg:height="0.8cm" svg:x="6.3cm" svg:y="1cm">
          <draw:text-box>
            <text:p><text:span text:style-name="T1">8</text:span></text:p>
          </draw:text-box>
        </draw:frame>
        <draw:frame presentation:style-name="pr2" draw:text-style-name="P4" draw:layer="layout" svg:width="1.6cm" svg:height="0.967cm" svg:x="9.5cm" svg:y="2.433cm">
          <draw:text-box>
            <text:p><text:span text:style-name="T2">cti</text:span><text:span text:style-name="T2">me</text:span></text:p>
          </draw:text-box>
        </draw:frame>
        <draw:line draw:style-name="gr2" draw:text-style-name="P2" draw:layer="layout" svg:x1="9.6cm" svg:y1="2.9cm" svg:x2="8.4cm" svg:y2="2.9cm">
          <text:p/>
        </draw:line>
        <draw:line draw:style-name="gr3" draw:text-style-name="P2" draw:layer="layout" svg:x1="6.1cm" svg:y1="3.9cm" svg:x2="6.5cm" svg:y2="3.9cm">
          <text:p/>
        </draw:line>
        <draw:line draw:style-name="gr4" draw:text-style-name="P5" draw:layer="layout" svg:x1="6.3cm" svg:y1="3.4cm" svg:x2="6.3cm" svg:y2="4.3cm">
          <text:p/>
        </draw:line>
        <draw:custom-shape draw:style-name="gr1" draw:text-style-name="P1" draw:layer="layout" svg:width="4.2cm" svg:height="1.05cm" svg:x="18cm" svg:y="12.2cm">
          <text:p text:style-name="P1"><text:span text:style-name="T1">N</text:span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2cm" svg:height="1.05cm" svg:x="19.5cm" svg:y="7.6cm">
          <text:p text:style-name="P1"><text:span text:style-name="T1">E</text:span><text:span text:style-name="T1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2cm" svg:height="1.05cm" svg:x="19.6cm" svg:y="2.2cm">
          <text:p text:style-name="P1"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0cm" svg:y1="10.9cm" svg:x2="20cm" svg:y2="12.2cm">
          <text:p/>
        </draw:line>
        <draw:frame presentation:style-name="pr1" draw:text-style-name="P3" draw:layer="layout" svg:width="1cm" svg:height="0.8cm" svg:x="20.1cm" svg:y="10.9cm">
          <draw:text-box>
            <text:p><text:span text:style-name="T1">3</text:span></text:p>
          </draw:text-box>
        </draw:frame>
        <draw:frame presentation:style-name="pr1" draw:text-style-name="P3" draw:layer="layout" svg:width="1cm" svg:height="0.8cm" svg:x="19.6cm" svg:y="10.201cm">
          <draw:text-box>
            <text:p><text:span text:style-name="T2">eN</text:span><text:span text:style-name="T2">S</text:span></text:p>
          </draw:text-box>
        </draw:frame>
        <draw:line draw:style-name="gr3" draw:text-style-name="P2" draw:layer="layout" svg:x1="19.8cm" svg:y1="11.3cm" svg:x2="20.2cm" svg:y2="11.3cm">
          <text:p/>
        </draw:line>
        <draw:line draw:style-name="gr2" draw:text-style-name="P2" draw:layer="layout" svg:x1="21.5cm" svg:y1="6.3cm" svg:x2="21.5cm" svg:y2="7.6cm">
          <text:p/>
        </draw:line>
        <draw:frame presentation:style-name="pr1" draw:text-style-name="P3" draw:layer="layout" svg:width="1cm" svg:height="0.8cm" svg:x="21.6cm" svg:y="6.3cm">
          <draw:text-box>
            <text:p><text:span text:style-name="T1">3</text:span></text:p>
          </draw:text-box>
        </draw:frame>
        <draw:line draw:style-name="gr3" draw:text-style-name="P2" draw:layer="layout" svg:x1="21.3cm" svg:y1="6.7cm" svg:x2="21.7cm" svg:y2="6.7cm">
          <text:p/>
        </draw:line>
        <draw:line draw:style-name="gr2" draw:text-style-name="P2" draw:layer="layout" svg:x1="21.6cm" svg:y1="0.9cm" svg:x2="21.6cm" svg:y2="2.2cm">
          <text:p/>
        </draw:line>
        <draw:frame presentation:style-name="pr1" draw:text-style-name="P3" draw:layer="layout" svg:width="1cm" svg:height="0.8cm" svg:x="21.7cm" svg:y="0.9cm">
          <draw:text-box>
            <text:p><text:span text:style-name="T1">2</text:span></text:p>
          </draw:text-box>
        </draw:frame>
        <draw:line draw:style-name="gr3" draw:text-style-name="P2" draw:layer="layout" svg:x1="21.4cm" svg:y1="1.3cm" svg:x2="21.8cm" svg:y2="1.3cm">
          <text:p/>
        </draw:line>
        <draw:frame presentation:style-name="pr2" draw:text-style-name="P3" draw:layer="layout" svg:width="1.2cm" svg:height="0.967cm" svg:x="21cm" svg:y="5.518cm">
          <draw:text-box>
            <text:p><text:span text:style-name="T2">eE</text:span><text:span text:style-name="T2">W</text:span></text:p>
          </draw:text-box>
        </draw:frame>
        <draw:frame presentation:style-name="pr1" draw:text-style-name="P3" draw:layer="layout" svg:width="1cm" svg:height="0.8cm" svg:x="21.2cm" svg:y="0.201cm">
          <draw:text-box>
            <text:p><text:span text:style-name="T2">eP</text:span></text:p>
          </draw:text-box>
        </draw:frame>
        <draw:line draw:style-name="gr2" draw:text-style-name="P2" draw:layer="layout" svg:x1="19.988cm" svg:y1="13.288cm" svg:x2="19.988cm" svg:y2="14.588cm">
          <text:p/>
        </draw:line>
        <draw:frame presentation:style-name="pr1" draw:text-style-name="P3" draw:layer="layout" svg:width="1cm" svg:height="0.8cm" svg:x="20.088cm" svg:y="13.288cm">
          <draw:text-box>
            <text:p><text:span text:style-name="T1">3</text:span></text:p>
          </draw:text-box>
        </draw:frame>
        <draw:line draw:style-name="gr3" draw:text-style-name="P2" draw:layer="layout" svg:x1="19.788cm" svg:y1="13.688cm" svg:x2="20.188cm" svg:y2="13.688cm">
          <text:p/>
        </draw:line>
        <draw:line draw:style-name="gr2" draw:text-style-name="P2" draw:layer="layout" svg:x1="21.488cm" svg:y1="8.688cm" svg:x2="21.488cm" svg:y2="9.988cm">
          <text:p/>
        </draw:line>
        <draw:frame presentation:style-name="pr1" draw:text-style-name="P3" draw:layer="layout" svg:width="1cm" svg:height="0.8cm" svg:x="21.588cm" svg:y="8.688cm">
          <draw:text-box>
            <text:p><text:span text:style-name="T1">3</text:span></text:p>
          </draw:text-box>
        </draw:frame>
        <draw:line draw:style-name="gr3" draw:text-style-name="P2" draw:layer="layout" svg:x1="21.288cm" svg:y1="9.088cm" svg:x2="21.688cm" svg:y2="9.088cm">
          <text:p/>
        </draw:line>
        <draw:line draw:style-name="gr2" draw:text-style-name="P2" draw:layer="layout" svg:x1="21.588cm" svg:y1="3.288cm" svg:x2="21.588cm" svg:y2="4.588cm">
          <text:p/>
        </draw:line>
        <draw:frame presentation:style-name="pr1" draw:text-style-name="P3" draw:layer="layout" svg:width="1cm" svg:height="0.8cm" svg:x="21.688cm" svg:y="3.288cm">
          <draw:text-box>
            <text:p><text:span text:style-name="T1">2</text:span></text:p>
          </draw:text-box>
        </draw:frame>
        <draw:line draw:style-name="gr3" draw:text-style-name="P2" draw:layer="layout" svg:x1="21.388cm" svg:y1="3.688cm" svg:x2="21.788cm" svg:y2="3.688cm">
          <text:p/>
        </draw:line>
        <draw:frame presentation:style-name="pr3" draw:text-style-name="P4" draw:layer="layout" svg:width="1.2cm" svg:height="0.603cm" svg:x="23.3cm" svg:y="12.397cm">
          <draw:text-box>
            <text:p><text:span text:style-name="T2">cN</text:span><text:span text:style-name="T2">S</text:span></text:p>
          </draw:text-box>
        </draw:frame>
        <draw:frame presentation:style-name="pr3" draw:text-style-name="P4" draw:layer="layout" svg:width="1.2cm" svg:height="0.603cm" svg:x="24.9cm" svg:y="7.901cm">
          <draw:text-box>
            <text:p><text:span text:style-name="T2">cE</text:span><text:span text:style-name="T2">W</text:span></text:p>
          </draw:text-box>
        </draw:frame>
        <draw:frame presentation:style-name="pr3" draw:text-style-name="P4" draw:layer="layout" svg:width="1.2cm" svg:height="0.603cm" svg:x="24.7cm" svg:y="2.401cm">
          <draw:text-box>
            <text:p><text:span text:style-name="T2">cP</text:span></text:p>
          </draw:text-box>
        </draw:frame>
        <draw:frame presentation:style-name="pr1" draw:text-style-name="P6" draw:layer="layout" svg:width="1cm" svg:height="0.8cm" svg:x="19.6cm" svg:y="14.601cm">
          <draw:text-box>
            <text:p><text:span text:style-name="T3">NS</text:span></text:p>
          </draw:text-box>
        </draw:frame>
        <draw:frame presentation:style-name="pr1" draw:text-style-name="P6" draw:layer="layout" svg:width="1cm" svg:height="0.8cm" svg:x="21cm" svg:y="10.001cm">
          <draw:text-box>
            <text:p><text:span text:style-name="T3">E</text:span><text:span text:style-name="T3">W</text:span></text:p>
          </draw:text-box>
        </draw:frame>
        <draw:frame presentation:style-name="pr1" draw:text-style-name="P6" draw:layer="layout" svg:width="1cm" svg:height="0.8cm" svg:x="21.1cm" svg:y="4.601cm">
          <draw:text-box>
            <text:p><text:span text:style-name="T3">P</text:span></text:p>
          </draw:text-box>
        </draw:frame>
        <draw:line draw:style-name="gr5" draw:text-style-name="P5" draw:layer="layout" svg:x1="23.3cm" svg:y1="12.7cm" svg:x2="22.2cm" svg:y2="12.7cm">
          <text:p/>
        </draw:line>
        <draw:custom-shape draw:style-name="gr6" draw:text-style-name="P1" draw:layer="layout" svg:width="0.4cm" svg:height="0.4cm" draw:transform="rotate (2.36439753767672) translate (18.002cm 13.08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5" draw:layer="layout" svg:x1="16.9cm" svg:y1="12.8cm" svg:x2="18.1cm" svg:y2="12.8cm">
          <text:p/>
        </draw:line>
        <draw:frame presentation:style-name="pr4" draw:text-style-name="P6" draw:layer="layout" svg:width="1.5cm" svg:height="0.582cm" svg:x="15.6cm" svg:y="12.518cm">
          <draw:text-box>
            <text:p><text:span text:style-name="T3">clo</text:span><text:span text:style-name="T3">ck</text:span></text:p>
          </draw:text-box>
        </draw:frame>
        <draw:line draw:style-name="gr5" draw:text-style-name="P5" draw:layer="layout" svg:x1="24.813cm" svg:y1="8.2cm" svg:x2="23.713cm" svg:y2="8.2cm">
          <text:p/>
        </draw:line>
        <draw:custom-shape draw:style-name="gr6" draw:text-style-name="P1" draw:layer="layout" svg:width="0.4cm" svg:height="0.4cm" draw:transform="rotate (2.36439753767672) translate (19.516cm 8.47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5" draw:layer="layout" svg:x1="18.414cm" svg:y1="8.191cm" svg:x2="19.614cm" svg:y2="8.191cm">
          <text:p/>
        </draw:line>
        <draw:frame presentation:style-name="pr4" draw:text-style-name="P6" draw:layer="layout" svg:width="1.5cm" svg:height="0.582cm" svg:x="17.014cm" svg:y="7.909cm">
          <draw:text-box>
            <text:p><text:span text:style-name="T3">clo</text:span><text:span text:style-name="T3">ck</text:span></text:p>
          </draw:text-box>
        </draw:frame>
        <draw:line draw:style-name="gr5" draw:text-style-name="P5" draw:layer="layout" svg:x1="24.926cm" svg:y1="2.7cm" svg:x2="23.826cm" svg:y2="2.7cm">
          <text:p/>
        </draw:line>
        <draw:custom-shape draw:style-name="gr6" draw:text-style-name="P1" draw:layer="layout" svg:width="0.4cm" svg:height="0.4cm" draw:transform="rotate (2.36439753767672) translate (19.63cm 3.06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5" draw:layer="layout" svg:x1="18.528cm" svg:y1="2.782cm" svg:x2="19.728cm" svg:y2="2.782cm">
          <text:p/>
        </draw:line>
        <draw:frame presentation:style-name="pr4" draw:text-style-name="P6" draw:layer="layout" svg:width="1.5cm" svg:height="0.582cm" svg:x="17.128cm" svg:y="2.5cm">
          <draw:text-box>
            <text:p><text:span text:style-name="T3">clo</text:span><text:span text:style-name="T3">ck</text:span></text:p>
          </draw:text-box>
        </draw:frame>
        <draw:custom-shape draw:style-name="gr6" draw:text-style-name="P1" draw:layer="layout" svg:width="0.4cm" svg:height="0.4cm" draw:transform="rotate (2.36439753767672) translate (4.244cm 3.25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5" draw:layer="layout" svg:x1="3.042cm" svg:y1="2.973cm" svg:x2="4.242cm" svg:y2="2.973cm">
          <text:p/>
        </draw:line>
        <draw:frame presentation:style-name="pr4" draw:text-style-name="P6" draw:layer="layout" svg:width="1.5cm" svg:height="0.582cm" svg:x="1.642cm" svg:y="2.691cm">
          <draw:text-box>
            <text:p><text:span text:style-name="T3">clo</text:span><text:span text:style-name="T3">ck</text:span></text:p>
          </draw:text-box>
        </draw:frame>
        <draw:line draw:style-name="gr2" draw:text-style-name="P2" draw:layer="layout" svg:x1="6.3cm" svg:y1="3.488cm" svg:x2="6.3cm" svg:y2="4.888cm">
          <text:p/>
        </draw:line>
        <presentation:notes draw:style-name="dp2">
          <draw:page-thumbnail draw:style-name="gr7" draw:layer="layout" svg:width="17cm" svg:height="9.56cm" svg:x="2cm" svg:y="2.5cm" draw:page-number="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">
        <office:forms form:automatic-focus="false" form:apply-design-mode="false"/>
        <draw:frame draw:style-name="gr8" draw:text-style-name="P2" draw:layer="layout" svg:width="18.89cm" svg:height="12.911cm" svg:x="3.2cm" svg:y="1.289cm">
          <draw:image xlink:href="Pictures/10000000000002CA000001E89D1BE147C80DC955.png" xlink:type="simple" xlink:show="embed" xlink:actuate="onLoad">
            <text:p/>
          </draw:image>
        </draw:frame>
        <draw:frame presentation:style-name="pr2" draw:text-style-name="P4" draw:layer="layout" svg:width="1.6cm" svg:height="0.967cm" svg:x="15.7cm" svg:y="5.934cm">
          <draw:text-box>
            <text:p><text:span text:style-name="T2">ctim</text:span><text:span text:style-name="T2">e</text:span></text:p>
          </draw:text-box>
        </draw:frame>
        <draw:frame presentation:style-name="pr2" draw:text-style-name="P4" draw:layer="layout" svg:width="1.6cm" svg:height="0.967cm" svg:x="14.788cm" svg:y="3.148cm">
          <draw:text-box>
            <text:p><text:span text:style-name="T2">ssom</text:span></text:p>
          </draw:text-box>
        </draw:frame>
        <draw:line draw:style-name="gr2" draw:text-style-name="P2" draw:layer="layout" svg:x1="14.9cm" svg:y1="3.601cm" svg:x2="13.812cm" svg:y2="3.601cm">
          <text:p/>
        </draw:line>
        <draw:line draw:style-name="gr2" draw:text-style-name="P2" draw:layer="layout" svg:x1="15.8cm" svg:y1="6.401cm" svg:x2="14.488cm" svg:y2="6.414cm">
          <text:p/>
        </draw:line>
        <draw:custom-shape draw:style-name="gr6" draw:text-style-name="P1" draw:layer="layout" svg:width="0.4cm" svg:height="0.4cm" draw:transform="rotate (2.36439753767672) translate (10.744cm 6.65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5" draw:layer="layout" svg:x1="9.542cm" svg:y1="6.373cm" svg:x2="10.742cm" svg:y2="6.373cm">
          <text:p/>
        </draw:line>
        <draw:frame presentation:style-name="pr4" draw:text-style-name="P6" draw:layer="layout" svg:width="1.5cm" svg:height="0.582cm" svg:x="8.142cm" svg:y="6.091cm">
          <draw:text-box>
            <text:p><text:span text:style-name="T3">cloc</text:span><text:span text:style-name="T3">k</text:span></text:p>
          </draw:text-box>
        </draw:frame>
        <presentation:notes draw:style-name="dp2">
          <draw:page-thumbnail draw:style-name="gr7" draw:layer="layout" svg:width="17cm" svg:height="9.56cm" svg:x="2cm" svg:y="2.5cm" draw:page-number="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1H19M29S</meta:editing-duration>
    <meta:editing-cycles>15</meta:editing-cycles>
    <meta:generator>LibreOffice/6.0.3.2$Linux_X86_64 LibreOffice_project/00m0$Build-2</meta:generator>
    <dc:title>DNA</dc:title>
    <dc:date>2018-09-02T10:35:58.856329967</dc:date>
    <meta:document-statistic meta:object-count="89"/>
  </office:meta>
</office:document-meta>
</file>